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27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oft drinks, coffees, teas, beers, and a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Sweet and savory sauces, relishes, spreads, and seasoning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Desserts, candies, and sweet bread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Chee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Breads, crackers, pasta, and cere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repared meat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Dried fruit and bean cu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eaweed and fi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38:37.808364000</meta:creation-date>
    <dc:date>2016-05-08T10:39:04.975503000</dc:date>
    <meta:editing-duration>PT27S</meta:editing-duration>
    <meta:editing-cycles>1</meta:editing-cycles>
    <meta:document-statistic meta:table-count="1" meta:cell-count="27" meta:object-count="0"/>
    <meta:generator>LibreOffice/5.1.2.2$MacOSX_X86_64 LibreOffice_project/d3bf12ecb743fc0d20e0be0c58ca359301eb705f</meta:generator>
  </office:meta>
</office:document-meta>
</file>